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437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paragraph-properties fo:text-align="justify" style:writing-mode="lr-tb"/>
    </style:style>
    <style:style style:name="P8" style:family="paragraph">
      <style:paragraph-properties fo:margin-left="0cm" fo:margin-right="0cm" fo:margin-top="0cm" fo:margin-bottom="0.499cm" fo:text-indent="0cm" style:writing-mode="lr-tb"/>
    </style:style>
    <style:style style:name="P9" style:family="paragraph">
      <loext:graphic-properties draw:fill-color="#ffffff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16pt" style:font-size-complex="16pt"/>
    </style:style>
    <style:style style:name="T5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437cm" svg:x="2.2cm" svg:y="10.682cm" presentation:class="title" presentation:user-transformed="true">
          <draw:text-box>
            <text:p><text:span text:style-name="T1">Administração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C.T. Informática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de 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uditoria (de Redes)</text:p>
              </text:list-item>
              <text:list-item>
                <text:p>Pen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1">O que é auditoria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Auditoria é um exame cuidadoso e sistemático das atividades desenvolvidas em determinada organização, cujo objetivo é averiguar se elas estão de acordo com as <text:span text:style-name="T2">planejadas e/ou estabelecidas previamente</text:span>, se foram implementadas com eficácia e adequadas (em conformidade) à consecução dos objetivos.<text:line-break/>As auditorias podem ser classificadas em: <text:span text:style-name="T2">auditoria externa</text:span> e <text:span text:style-name="T2">auditoria interna</text:span>.“ Wikipédia, grifos me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uditoria externa</text:p>
          </draw:text-box>
        </draw:frame>
        <draw:frame presentation:style-name="pr5" draw:text-style-name="P1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Contratada: </text:p>
                <text:list>
                  <text:list-item>
                    <text:p>Para reduzir custos</text:p>
                  </text:list-item>
                  <text:list-item>
                    <text:p>Por não ter o “<text:span text:style-name="T3">know how</text:span>”</text:p>
                  </text:list-item>
                  <text:list-item>
                    <text:p>Para dar mais confiabilidade: muito comum em auditoria fiscal. Ex: Padrões ISO</text:p>
                  </text:list-item>
                </text:list>
              </text:list-item>
              <text:list-item>
                <text:p>Órgãos de controle</text:p>
                <text:list>
                  <text:list-item>
                    <text:p>Entre órgãos públicos. Ex: Controladoria Geral da União (CGU)</text:p>
                  </text:list-item>
                  <text:list-item>
                    <text:p>Para agentes privados. Ex: fiscalização sanitá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auditori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inanceira</text:p>
              </text:list-item>
              <text:list-item>
                <text:p>Ambiental</text:p>
              </text:list-item>
              <text:list-item>
                <text:p>De qualidade</text:p>
              </text:list-item>
              <text:list-item>
                <text:p>De segurança do trabalho</text:p>
              </text:list-item>
              <text:list-item>
                <text:p>De segurança da informação</text:p>
              </text:list-item>
              <text:list-item>
                <text:p>???</text:p>
              </text:list-item>
              <text:list-item>
                <text:p>???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 text:style-name="P4">Em TI, auditoria está muito ligada à segurança da informação.</text:p>
                <text:p/>
              </text:list-header>
              <text:list-item>
                <text:p>Por que isso aconte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uditor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drões:</text:p>
                <text:list>
                  <text:list-item>
                    <text:p>Internos (desenvolvidos pela própria organização)</text:p>
                  </text:list-item>
                  <text:list-item>
                    <text:p>Normas e leis: NBR 27001/27002; Lei Geral de Proteção de Dados (LGPD);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Auditoria de Segurança da Inform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Podemos definir auditoria como a medição de algo contra um padrão. Apesar de estarmos tratando de Segurança da Informação, o conceito de auditoria pode ser aplicado em qualquer área, como qualidade, ambiental, financeira, de conformidade etc.”</text:p>
                <text:p text:style-name="P5"><text:span text:style-name="T4">PEIXINHO, Ivo de Carvalho; FONSECA, Francisco M.; LIMA, Franscisco M. Segurança de Redes e Sistemas. Escola Superior de Redes RNP", Rio de Janeiro/RJ, 201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 text:style-name="P4">Auditoria de Segurança da Informação (2)</text:p>
          </draw:text-box>
        </draw:frame>
        <draw:frame presentation:style-name="pr5" draw:text-style-name="P7" draw:layer="layout" svg:width="24cm" svg:height="12.18cm" svg:x="2cm" svg:y="5.02cm" presentation:class="outline" presentation:user-transformed="true">
          <draw:text-box>
            <text:list text:style-name="L3">
              <text:list-header>
                <text:p text:style-name="P6">“Quando tratamos especificamente de auditoria de SI, podemos estar auditando o cumprimento de uma política de segurança, a eficácia de um novo sistema de segurança (como um firewall), se um sistema está com todas as correções conhecidas aplicadas, entre outros. […] Entre as técnicas utilizadas em auditorias, as mais comuns são a análise de vulnerabilidades e os testes de penetração (penetration testing ou pentest).”</text:p>
                <text:p text:style-name="P5">Peixinho et 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écnicas comu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nálise de vulnerabilidade: mais específica; geralmente contra um “alvo” único: hardware ou software; informações internas;</text:p>
              </text:list-item>
              <text:list-item>
                <text:p>Pentest: mais abrangente, geralmente contra uma rede ou um sistema; teste “black box”;</text:p>
                <text:list>
                  <text:list-item>
                    <text:p>Teste black box: o testador não sabe nada sobre o funcionamento interno do sistema</text:p>
                    <text:list>
                      <text:list-item>
                        <text:p>É o contrário do teste “white box” no qual o testador usa o conhecimento do sistema para elaborar os tes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álise de vulnerabilidade</text:p>
          </draw:text-box>
        </draw:frame>
        <draw:frame presentation:style-name="pr5" draw:text-style-name="P1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Podemos averiguar:</text:p>
                <text:list>
                  <text:list-item>
                    <text:p>Senhas e configurações padrão</text:p>
                    <text:list>
                      <text:list-item>
                        <text:p>Exemplo: cofre</text:p>
                      </text:list-item>
                    </text:list>
                  </text:list-item>
                  <text:list-item>
                    <text:p>Ataques de negação de serviço</text:p>
                  </text:list-item>
                  <text:list-item>
                    <text:p>Controle de acesso</text:p>
                  </text:list-item>
                  <text:list-item>
                    <text:p>Falhas comuns (especialmente recentes)</text:p>
                    <text:list>
                      <text:list-item>
                        <text:p>Geralmente com uso de ferramentas automatizadas</text:p>
                      </text:list-item>
                    </text:list>
                  </text:list-item>
                  <text:list-item>
                    <text:p>Código-fonte (backdoors e/ou erros de programaçã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tapas de um Pentest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1. Descoberta de informações públicas: Envolve obter informações públicas sobre o alvo</text:p>
              </text:list-item>
              <text:list-item>
                <text:p>2. Mapeamento de hosts da rede/portas abertas</text:p>
              </text:list-item>
              <text:list-item>
                <text:p>3. Exploração de vulnerabilidades contra host/sistema</text:p>
              </text:list-item>
              <text:list-item>
                <text:p>4. Escalada de privilégios</text:p>
              </text:list-item>
              <text:list-item>
                <text:p>5. Pós-explo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ós-explora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1. Decidir quais próximos alvos na rede</text:p>
              </text:list-item>
              <text:list-item>
                <text:p>2. Procurar alguma informação específica no host comprometido</text:p>
              </text:list-item>
              <text:list-item>
                <text:p>3. Cobrir os rastros</text:p>
              </text:list-item>
              <text:list-item>
                <text:p>4. Elaborar relatório contendo sugestões de melh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escoberta de informaçõ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descoberta de informações geralmente se dá a partir de fora da rede.</text:p>
              </text:list-item>
              <text:list-item>
                <text:p>Pode ser classificada em ativa ou passiva:</text:p>
                <text:list>
                  <text:list-item>
                    <text:p>Passiva: Usa-se somente informações públicas. O host pode nem saber que está sendo ata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8"><text:span text:style-name="T5">Pentest fundamentals </text:span><text:span text:style-name="T5"><text:a xlink:href="https://tryhackme.com/r/room/pentestingfundamentals" xlink:type="simple">https://tryhackme.com/r/room/pentestingfundamentals</text:a></text:span></text:p>
              </text:list-item>
              <text:list-item>
                <text:p text:style-name="P8"><text:span text:style-name="T4">Passive Reconnaissance </text:span><text:span text:style-name="T4">https://tryhackme.com/r/room/passiverecon</text:span></text:p>
              </text:list-item>
              <text:list-item>
                <text:p text:style-name="P8"><text:span text:style-name="T4">PEIXINHO, Ivo de Carvalho; FONSECA, Francisco M.; LIMA, </text:span><text:span text:style-name="T4">Franscisco M. Segurança de Redes e Sistemas. Escola Superior </text:span><text:span text:style-name="T4">de Redes RNP", Rio de Janeiro/RJ, 2013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T9H46M48S</meta:editing-duration>
    <meta:editing-cycles>106</meta:editing-cycles>
    <meta:generator>LibreOffice/7.3.7.2$Linux_X86_64 LibreOffice_project/30$Build-2</meta:generator>
    <dc:title>Impress</dc:title>
    <dc:date>2024-10-02T20:11:07.506157331</dc:date>
    <meta:document-statistic meta:object-count="98"/>
  </office:meta>
</office:document-meta>
</file>